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525" table:style-name="ce26">
            <text:p>8525</text:p>
          </table:table-cell>
          <table:table-cell office:value-type="float" office:value="7530.6800000000103" table:style-name="ce44">
            <text:p>7530.68</text:p>
          </table:table-cell>
          <table:table-cell office:value-type="float" office:value="14365" table:style-name="ce43">
            <text:p>14365</text:p>
          </table:table-cell>
          <table:table-cell office:value-type="float" office:value="13321.57000000002" table:style-name="ce50">
            <text:p>13321.57</text:p>
          </table:table-cell>
          <table:table-cell office:value-type="float" office:value="8632" table:style-name="ce49">
            <text:p>8632</text:p>
          </table:table-cell>
          <table:table-cell office:value-type="float" office:value="8339.8400000000056" table:style-name="ce128">
            <text:p>8339.84</text:p>
          </table:table-cell>
          <table:table-cell office:value-type="float" office:value="3267" table:style-name="ce127">
            <text:p>3267</text:p>
          </table:table-cell>
          <table:table-cell office:value-type="float" office:value="3196.3000000000006" table:style-name="ce134">
            <text:p>3196.30</text:p>
          </table:table-cell>
          <table:table-cell office:value-type="float" office:value="299" table:style-name="ce133">
            <text:p>299</text:p>
          </table:table-cell>
          <table:table-cell office:value-type="float" office:value="293.41000000000003" table:style-name="ce146">
            <text:p>293.41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98">
            <text:p>0.00</text:p>
          </table:table-cell>
          <table:table-cell office:value-type="float" office:value="35088" table:content-validation-name="val2" table:style-name="ce110">
            <text:p>35,088</text:p>
          </table:table-cell>
          <table:table-cell office:value-type="float" office:value="32681.800000000032" table:content-validation-name="val2" table:style-name="ce109">
            <text:p>32,681.80</text:p>
          </table:table-cell>
          <table:table-cell office:value-type="float" office:value="1600" table:style-name="ce97">
            <text:p>1600</text:p>
          </table:table-cell>
          <table:table-cell office:value-type="float" office:value="1441.9299999999992" table:style-name="ce80">
            <text:p>1441.93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600" table:style-name="ce113">
            <text:p>1,600</text:p>
          </table:table-cell>
          <table:table-cell office:value-type="float" office:value="1441.9299999999992" table:style-name="ce120">
            <text:p>1,441.93</text:p>
          </table:table-cell>
          <table:table-cell office:value-type="float" office:value="36688" table:content-validation-name="val2" table:style-name="ce114">
            <text:p>36,688</text:p>
          </table:table-cell>
          <table:table-cell office:value-type="float" office:value="34123.730000000032" table:content-validation-name="val2" table:style-name="ce115">
            <text:p>34,123.73</text:p>
          </table:table-cell>
          <table:table-cell office:value-type="currency" office:value="87830505.120000005" table:content-validation-name="val1" table:style-name="ce12">
            <text:p>£87,830,505.12</text:p>
          </table:table-cell>
          <table:table-cell office:value-type="currency" office:value="10027613.510000009" table:content-validation-name="val1" table:style-name="ce12">
            <text:p>£10,027,613.51</text:p>
          </table:table-cell>
          <table:table-cell office:value-type="currency" office:value="313925.28999999998" table:content-validation-name="val1" table:style-name="ce12">
            <text:p>£313,925.29</text:p>
          </table:table-cell>
          <table:table-cell office:value-type="currency" office:value="287989.21999999997" table:content-validation-name="val1" table:style-name="ce12">
            <text:p>£287,989.22</text:p>
          </table:table-cell>
          <table:table-cell office:value-type="currency" office:value="24042859.879999999" table:content-validation-name="val1" table:style-name="ce12">
            <text:p>£24,042,859.88</text:p>
          </table:table-cell>
          <table:table-cell office:value-type="currency" office:value="9248699.120000001" table:content-validation-name="val1" table:style-name="ce12">
            <text:p>£9,248,699.12</text:p>
          </table:table-cell>
          <table:table-cell office:value-type="currency" office:value="131751592.14000002" table:style-name="ce13">
            <text:p>£131,751,592.14</text:p>
          </table:table-cell>
          <table:table-cell office:value-type="currency" office:value="4595301.1399999997" table:content-validation-name="val1" table:style-name="ce14">
            <text:p>£4,595,301.14</text:p>
          </table:table-cell>
          <table:table-cell office:value-type="currency" office:value="-619199.94999999995" table:content-validation-name="val1" table:style-name="ce14">
            <text:p>-£619,199.95</text:p>
          </table:table-cell>
          <table:table-cell office:value-type="currency" office:value="3976101.1899999995" table:style-name="ce13">
            <text:p>£3,976,101.19</text:p>
          </table:table-cell>
          <table:table-cell office:value-type="currency" office:value="135727693.33000001" table:style-name="ce15">
            <text:p>£135,727,693.3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57" table:style-name="ce27">
            <text:p>357</text:p>
          </table:table-cell>
          <table:table-cell office:value-type="float" office:value="281.48999999999972" table:style-name="ce45">
            <text:p>281.49</text:p>
          </table:table-cell>
          <table:table-cell office:value-type="float" office:value="287" table:style-name="ce46">
            <text:p>287</text:p>
          </table:table-cell>
          <table:table-cell office:value-type="float" office:value="255.887" table:style-name="ce51">
            <text:p>255.89</text:p>
          </table:table-cell>
          <table:table-cell office:value-type="float" office:value="343" table:style-name="ce52">
            <text:p>343</text:p>
          </table:table-cell>
          <table:table-cell office:value-type="float" office:value="327.56" table:style-name="ce129">
            <text:p>327.56</text:p>
          </table:table-cell>
          <table:table-cell office:value-type="float" office:value="55" table:style-name="ce130">
            <text:p>55</text:p>
          </table:table-cell>
          <table:table-cell office:value-type="float" office:value="53.59" table:style-name="ce135">
            <text:p>53.59</text:p>
          </table:table-cell>
          <table:table-cell office:value-type="float" office:value="9" table:style-name="ce136">
            <text:p>9</text:p>
          </table:table-cell>
          <table:table-cell office:value-type="float" office:value="9" table:style-name="ce147">
            <text:p>9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7" table:content-validation-name="val2" table:style-name="ce110">
            <text:p>1,057</text:p>
          </table:table-cell>
          <table:table-cell office:value-type="float" office:value="928.31699999999967" table:content-validation-name="val2" table:style-name="ce109">
            <text:p>928.32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5" table:style-name="ce64">
            <text:p>5</text:p>
          </table:table-cell>
          <table:table-cell office:value-type="float" office:value="5" table:style-name="ce75">
            <text:p>5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3">
            <text:p>5</text:p>
          </table:table-cell>
          <table:table-cell office:value-type="float" office:value="5" table:style-name="ce120">
            <text:p>5.00</text:p>
          </table:table-cell>
          <table:table-cell office:value-type="float" office:value="1062" table:content-validation-name="val2" table:style-name="ce114">
            <text:p>1,062</text:p>
          </table:table-cell>
          <table:table-cell office:value-type="float" office:value="933.31699999999967" table:content-validation-name="val2" table:style-name="ce115">
            <text:p>933.32</text:p>
          </table:table-cell>
          <table:table-cell office:value-type="currency" office:value="2254413.3600000003" table:content-validation-name="val1" table:style-name="ce12">
            <text:p>£2,254,413.36</text:p>
          </table:table-cell>
          <table:table-cell office:value-type="currency" office:value="19424.16" table:content-validation-name="val1" table:style-name="ce12">
            <text:p>£19,424.1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4472.98" table:content-validation-name="val1" table:style-name="ce12">
            <text:p>£64,472.98</text:p>
          </table:table-cell>
          <table:table-cell office:value-type="currency" office:value="609760.55999999994" table:style-name="ce12">
            <text:p>£609,760.56</text:p>
          </table:table-cell>
          <table:table-cell office:value-type="currency" office:value="221287.41" table:content-validation-name="val1" table:style-name="ce12">
            <text:p>£221,287.41</text:p>
          </table:table-cell>
          <table:table-cell office:value-type="currency" office:value="3169358.4700000007" table:style-name="ce13">
            <text:p>£3,169,358.47</text:p>
          </table:table-cell>
          <table:table-cell office:value-type="currency" office:value="140645.13" table:content-validation-name="val1" table:style-name="ce14">
            <text:p>£140,645.13</text:p>
          </table:table-cell>
          <table:table-cell office:value-type="currency" office:value="184906.12" table:content-validation-name="val1" table:style-name="ce14">
            <text:p>£184,906.12</text:p>
          </table:table-cell>
          <table:table-cell office:value-type="currency" office:value="325551.25" table:style-name="ce13">
            <text:p>£325,551.25</text:p>
          </table:table-cell>
          <table:table-cell office:value-type="currency" office:value="3494909.7200000007" table:style-name="ce15">
            <text:p>£3,494,909.7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05" table:style-name="ce28">
            <text:p>205</text:p>
          </table:table-cell>
          <table:table-cell office:value-type="float" office:value="199" table:style-name="ce47">
            <text:p>199.00</text:p>
          </table:table-cell>
          <table:table-cell office:value-type="float" office:value="480" table:style-name="ce48">
            <text:p>480</text:p>
          </table:table-cell>
          <table:table-cell office:value-type="float" office:value="462.3" table:style-name="ce53">
            <text:p>462.30</text:p>
          </table:table-cell>
          <table:table-cell office:value-type="float" office:value="282" table:style-name="ce54">
            <text:p>282</text:p>
          </table:table-cell>
          <table:table-cell office:value-type="float" office:value="274" table:style-name="ce131">
            <text:p>274.00</text:p>
          </table:table-cell>
          <table:table-cell office:value-type="float" office:value="44" table:style-name="ce132">
            <text:p>44</text:p>
          </table:table-cell>
          <table:table-cell office:value-type="float" office:value="43.2" table:style-name="ce137">
            <text:p>43.20</text:p>
          </table:table-cell>
          <table:table-cell office:value-type="float" office:value="11" table:style-name="ce138">
            <text:p>11</text:p>
          </table:table-cell>
          <table:table-cell office:value-type="float" office:value="10.6" table:style-name="ce149">
            <text:p>10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29" table:content-validation-name="val2" table:style-name="ce110">
            <text:p>1,029</text:p>
          </table:table-cell>
          <table:table-cell office:value-type="float" office:value="990.6" table:content-validation-name="val2" table:style-name="ce109">
            <text:p>990.60</text:p>
          </table:table-cell>
          <table:table-cell office:value-type="float" office:value="12" table:style-name="ce101">
            <text:p>12</text:p>
          </table:table-cell>
          <table:table-cell office:value-type="float" office:value="12" table:style-name="ce83">
            <text:p>12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4" table:style-name="ce113">
            <text:p>14</text:p>
          </table:table-cell>
          <table:table-cell office:value-type="float" office:value="13.3" table:style-name="ce120">
            <text:p>13.30</text:p>
          </table:table-cell>
          <table:table-cell office:value-type="float" office:value="1043" table:content-validation-name="val2" table:style-name="ce114">
            <text:p>1,043</text:p>
          </table:table-cell>
          <table:table-cell office:value-type="float" office:value="1003.9" table:content-validation-name="val2" table:style-name="ce115">
            <text:p>1,003.90</text:p>
          </table:table-cell>
          <table:table-cell office:value-type="currency" office:value="2913736" table:content-validation-name="val1" table:style-name="ce12">
            <text:p>£2,913,736.00</text:p>
          </table:table-cell>
          <table:table-cell office:value-type="currency" office:value="120949" table:content-validation-name="val1" table:style-name="ce12">
            <text:p>£120,949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9137" table:content-validation-name="val1" table:style-name="ce12">
            <text:p>£9,137.00</text:p>
          </table:table-cell>
          <table:table-cell office:value-type="currency" office:value="784591" table:content-validation-name="val1" table:style-name="ce12">
            <text:p>£784,591.00</text:p>
          </table:table-cell>
          <table:table-cell office:value-type="currency" office:value="333796" table:content-validation-name="val1" table:style-name="ce12">
            <text:p>£333,796.00</text:p>
          </table:table-cell>
          <table:table-cell office:value-type="currency" office:value="4162209" table:style-name="ce13">
            <text:p>£4,162,209.00</text:p>
          </table:table-cell>
          <table:table-cell office:value-type="currency" office:value="86199" table:content-validation-name="val1" table:style-name="ce14">
            <text:p>£86,19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6199" table:style-name="ce13">
            <text:p>£86,199.00</text:p>
          </table:table-cell>
          <table:table-cell office:value-type="currency" office:value="4248408" table:style-name="ce15">
            <text:p>£4,248,408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9" table:style-name="ce37">
            <text:p>9</text:p>
          </table:table-cell>
          <table:table-cell office:value-type="float" office:value="8.8000000000000007" table:style-name="ce56">
            <text:p>8.80</text:p>
          </table:table-cell>
          <table:table-cell office:value-type="float" office:value="36" table:style-name="ce55">
            <text:p>36</text:p>
          </table:table-cell>
          <table:table-cell office:value-type="float" office:value="36" table:style-name="ce122">
            <text:p>36.00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40">
            <text:p>3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9" table:content-validation-name="val2" table:style-name="ce110">
            <text:p>59</text:p>
          </table:table-cell>
          <table:table-cell office:value-type="float" office:value="57.83" table:content-validation-name="val2" table:style-name="ce109">
            <text:p>57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9" table:content-validation-name="val2" table:style-name="ce114">
            <text:p>59</text:p>
          </table:table-cell>
          <table:table-cell office:value-type="float" office:value="57.83" table:content-validation-name="val2" table:style-name="ce115">
            <text:p>57.83</text:p>
          </table:table-cell>
          <table:table-cell office:value-type="currency" office:value="175938.33" table:content-validation-name="val1" table:style-name="ce12">
            <text:p>£175,938.33</text:p>
          </table:table-cell>
          <table:table-cell office:value-type="currency" office:value="1815.33" table:content-validation-name="val1" table:style-name="ce12">
            <text:p>£1,815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515.519999999997" table:content-validation-name="val1" table:style-name="ce12">
            <text:p>£44,515.52</text:p>
          </table:table-cell>
          <table:table-cell office:value-type="currency" office:value="18466.16" table:content-validation-name="val1" table:style-name="ce12">
            <text:p>£18,466.16</text:p>
          </table:table-cell>
          <table:table-cell office:value-type="currency" office:value="240735.33999999997" table:style-name="ce13">
            <text:p>£240,735.3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735.33999999997" table:style-name="ce15">
            <text:p>£240,735.3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9" table:style-name="ce35">
            <text:p>79</text:p>
          </table:table-cell>
          <table:table-cell office:value-type="float" office:value="68.260000000000005" table:style-name="ce39">
            <text:p>68.26</text:p>
          </table:table-cell>
          <table:table-cell office:value-type="float" office:value="91" table:style-name="ce40">
            <text:p>91</text:p>
          </table:table-cell>
          <table:table-cell office:value-type="float" office:value="90.24" table:style-name="ce57">
            <text:p>90.24</text:p>
          </table:table-cell>
          <table:table-cell office:value-type="float" office:value="81" table:style-name="ce58">
            <text:p>81</text:p>
          </table:table-cell>
          <table:table-cell office:value-type="float" office:value="79.3" table:style-name="ce123">
            <text:p>79.30</text:p>
          </table:table-cell>
          <table:table-cell office:value-type="float" office:value="18" table:style-name="ce124">
            <text:p>18</text:p>
          </table:table-cell>
          <table:table-cell office:value-type="float" office:value="17.600000000000001" table:style-name="ce141">
            <text:p>17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79" table:content-validation-name="val2" table:style-name="ce110">
            <text:p>279</text:p>
          </table:table-cell>
          <table:table-cell office:value-type="float" office:value="260.5" table:content-validation-name="val2" table:style-name="ce109">
            <text:p>260.5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3.4" table:style-name="ce118">
            <text:p>3.4</text:p>
          </table:table-cell>
          <table:table-cell office:value-type="float" office:value="4" table:style-name="ce113">
            <text:p>4</text:p>
          </table:table-cell>
          <table:table-cell office:value-type="float" office:value="3.4" table:style-name="ce120">
            <text:p>3.40</text:p>
          </table:table-cell>
          <table:table-cell office:value-type="float" office:value="283" table:content-validation-name="val2" table:style-name="ce114">
            <text:p>283</text:p>
          </table:table-cell>
          <table:table-cell office:value-type="float" office:value="263.89999999999998" table:content-validation-name="val2" table:style-name="ce115">
            <text:p>263.90</text:p>
          </table:table-cell>
          <table:table-cell office:value-type="currency" office:value="800252.19" table:content-validation-name="val1" table:style-name="ce12">
            <text:p>£800,252.19</text:p>
          </table:table-cell>
          <table:table-cell office:value-type="currency" office:value="15519.47" table:content-validation-name="val1" table:style-name="ce12">
            <text:p>£15,519.47</text:p>
          </table:table-cell>
          <table:table-cell office:value-type="currency" office:value="7750" table:content-validation-name="val1" table:style-name="ce12">
            <text:p>£7,750.00</text:p>
          </table:table-cell>
          <table:table-cell office:value-type="currency" office:value="21839.48" table:content-validation-name="val1" table:style-name="ce12">
            <text:p>£21,839.48</text:p>
          </table:table-cell>
          <table:table-cell office:value-type="currency" office:value="201055.84" table:content-validation-name="val1" table:style-name="ce12">
            <text:p>£201,055.84</text:p>
          </table:table-cell>
          <table:table-cell office:value-type="currency" office:value="83357" table:content-validation-name="val1" table:style-name="ce12">
            <text:p>£83,357.00</text:p>
          </table:table-cell>
          <table:table-cell office:value-type="currency" office:value="1129773.98" table:style-name="ce13">
            <text:p>£1,129,773.9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4241" table:content-validation-name="val1" table:style-name="ce14">
            <text:p>£44,241.00</text:p>
          </table:table-cell>
          <table:table-cell office:value-type="currency" office:value="44241" table:style-name="ce13">
            <text:p>£44,241.00</text:p>
          </table:table-cell>
          <table:table-cell office:value-type="currency" office:value="1174014.98" table:style-name="ce15">
            <text:p>£1,174,014.9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41">
            <text:p>8.00</text:p>
          </table:table-cell>
          <table:table-cell office:value-type="float" office:value="8" table:style-name="ce42">
            <text:p>8</text:p>
          </table:table-cell>
          <table:table-cell office:value-type="float" office:value="6.69" table:style-name="ce59">
            <text:p>6.69</text:p>
          </table:table-cell>
          <table:table-cell office:value-type="float" office:value="84" table:style-name="ce60">
            <text:p>84</text:p>
          </table:table-cell>
          <table:table-cell office:value-type="float" office:value="82.98" table:style-name="ce125">
            <text:p>82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1" table:content-validation-name="val2" table:style-name="ce110">
            <text:p>111</text:p>
          </table:table-cell>
          <table:table-cell office:value-type="float" office:value="108.47" table:content-validation-name="val2" table:style-name="ce109">
            <text:p>108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1" table:content-validation-name="val2" table:style-name="ce114">
            <text:p>111</text:p>
          </table:table-cell>
          <table:table-cell office:value-type="float" office:value="108.47" table:content-validation-name="val2" table:style-name="ce115">
            <text:p>108.47</text:p>
          </table:table-cell>
          <table:table-cell office:value-type="currency" office:value="303399.31" table:content-validation-name="val1" table:style-name="ce12">
            <text:p>£303,399.31</text:p>
          </table:table-cell>
          <table:table-cell office:value-type="currency" office:value="8800.5499999999993" table:content-validation-name="val1" table:style-name="ce12">
            <text:p>£8,800.5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6273.31" table:content-validation-name="val1" table:style-name="ce12">
            <text:p>£76,273.31</text:p>
          </table:table-cell>
          <table:table-cell office:value-type="currency" office:value="33017.160000000003" table:content-validation-name="val1" table:style-name="ce12">
            <text:p>£33,017.16</text:p>
          </table:table-cell>
          <table:table-cell office:value-type="currency" office:value="421490.32999999996" table:style-name="ce13">
            <text:p>£421,490.3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1490.32999999996" table:style-name="ce15">
            <text:p>£421,490.33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Dryden Alice</dc:creator>
    <meta:creation-date>2012-07-18T14:50:11Z</meta:creation-date>
    <dc:date>2020-09-28T14:18:11Z</dc:date>
  </office:meta>
</office:document-meta>
</file>